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e1b41" officeooo:paragraph-rsid="000e1b41"/>
    </style:style>
    <style:style style:name="P2" style:family="paragraph" style:parent-style-name="Standard" style:list-style-name="L1">
      <style:text-properties officeooo:rsid="000e1b41" officeooo:paragraph-rsid="000e1b41"/>
    </style:style>
    <style:style style:name="P3" style:family="paragraph" style:parent-style-name="Standard">
      <style:text-properties fo:font-weight="bold" officeooo:rsid="000e1b41" officeooo:paragraph-rsid="000e1b41" fo:background-color="#ffff00" style:font-weight-asian="bold" style:font-weight-complex="bold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MA8 APRENDIZAJE BAYESIANO</text:p>
      <text:p text:style-name="P1"/>
      <text:list xml:id="list3636819992" text:style-name="L1">
        <text:list-item>
          <text:p text:style-name="P2">Fundamentos</text:p>
          <text:list>
            <text:list-item>
              <text:p text:style-name="P2">Teorema de Bayes</text:p>
            </text:list-item>
            <text:list-item>
              <text:p text:style-name="P2">MAP y ML</text:p>
            </text:list-item>
          </text:list>
        </text:list-item>
        <text:list-item>
          <text:p text:style-name="P2">Clasificador bayesiano</text:p>
        </text:list-item>
        <text:list-item>
          <text:p text:style-name="P2">Estimar las probabilidades+</text:p>
        </text:list-item>
        <text:list-item>
          <text:p text:style-name="P2">Simplificaciones</text:p>
        </text:list-item>
        <text:list-item>
          <text:p text:style-name="P2">Fases</text:p>
          <text:list>
            <text:list-item>
              <text:p text:style-name="P2">F1: aprendizaje</text:p>
            </text:list-item>
            <text:list-item>
              <text:p text:style-name="P2">F2: clasificació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09:50:07.764010526</meta:creation-date>
    <dc:date>2017-11-27T09:53:27.173251662</dc:date>
    <meta:editing-duration>PT3M20S</meta:editing-duration>
    <meta:editing-cycles>1</meta:editing-cycles>
    <meta:document-statistic meta:table-count="0" meta:image-count="0" meta:object-count="0" meta:page-count="1" meta:paragraph-count="10" meta:word-count="30" meta:character-count="199" meta:non-whitespace-character-count="170"/>
    <meta:generator>LibreOffice/5.3.7.2.0$Linux_X86_64 LibreOffice_project/30m0$Build-2</meta:generator>
  </office:meta>
</office:document-meta>
</file>